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ón Avanzada del Módulo CRM en Odoo 17</text:span></text:h>
      <text:h text:style-name="Heading_20_4" text:outline-level="4"><text:span text:style-name="Strong_20_Emphasis">1. Actualización del Flujo de Oportunidades</text:span>:</text:h>
      <text:list text:style-name="L1">
        <text:list-item>
          <text:p text:style-name="P2"><text:span text:style-name="Strong_20_Emphasis">De Calificado a Propuesta</text:span>:</text:p>
          <text:list>
            <text:list-item>
              <text:p text:style-name="P2">Ve a la oportunidad creada previamente (ejemplo: BBVA).</text:p>
            </text:list-item>
            <text:list-item>
              <text:p text:style-name="P2">Agrega una actividad:</text:p>
              <text:list>
                <text:list-item>
                  <text:p text:style-name="P2"><text:span text:style-name="Strong_20_Emphasis">Tipo de actividad</text:span>: Llamada.</text:p>
                </text:list-item>
                <text:list-item>
                  <text:p text:style-name="P2"><text:span text:style-name="Strong_20_Emphasis">Resumen</text:span>: "Hemos establecido cantidades y precio."</text:p>
                </text:list-item>
                <text:list-item>
                  <text:p text:style-name="P2"><text:span text:style-name="Strong_20_Emphasis">Fecha</text:span>: 4 de este mes.</text:p>
                </text:list-item>
              </text:list>
            </text:list-item>
            <text:list-item>
              <text:p text:style-name="P2">Marca la actividad como <text:span text:style-name="Strong_20_Emphasis">Hecha</text:span> y guarda el mensaje.</text:p>
            </text:list-item>
            <text:list-item>
              <text:p text:style-name="P1">Arrastra la tarjeta al estado <text:span text:style-name="Strong_20_Emphasis">Propuesta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Crear y Enviar un Presupuesto</text:span>:</text:h>
      <text:list text:style-name="L2">
        <text:list-item>
          <text:p text:style-name="P3"><text:span text:style-name="Strong_20_Emphasis">Nuevo Presupuesto</text:span>:</text:p>
          <text:list>
            <text:list-item>
              <text:p text:style-name="P4">Desde la oportunidad, haz clic en <text:span text:style-name="Strong_20_Emphasis">Nuevo Presupuesto</text:span>.</text:p>
            </text:list-item>
            <text:list-item>
              <text:p text:style-name="P4">Completa:</text:p>
              <text:list>
                <text:list-item>
                  <text:p text:style-name="P4"><text:span text:style-name="Strong_20_Emphasis">Cliente</text:span>: Predefinido desde la oportunidad.</text:p>
                </text:list-item>
                <text:list-item>
                  <text:p text:style-name="P4"><text:span text:style-name="Strong_20_Emphasis">Producto</text:span>: Mesa de madera.</text:p>
                </text:list-item>
                <text:list-item>
                  <text:p text:style-name="P4"><text:span text:style-name="Strong_20_Emphasis">Cantidad</text:span>: 50.</text:p>
                </text:list-item>
                <text:list-item>
                  <text:p text:style-name="P4"><text:span text:style-name="Strong_20_Emphasis">Precio Unitario</text:span>: 28.</text:p>
                </text:list-item>
              </text:list>
            </text:list-item>
            <text:list-item>
              <text:p text:style-name="P4">Haz clic en <text:span text:style-name="Strong_20_Emphasis">Guardar</text:span>.</text:p>
            </text:list-item>
          </text:list>
        </text:list-item>
        <text:list-item>
          <text:p text:style-name="P3"><text:span text:style-name="Strong_20_Emphasis">Enviar el Presupuesto</text:span>:</text:p>
          <text:list>
            <text:list-item>
              <text:p text:style-name="P4">Haz clic en <text:span text:style-name="Strong_20_Emphasis">Enviar por Correo Electrónico</text:span> desde el presupuesto.</text:p>
            </text:list-item>
            <text:list-item>
              <text:p text:style-name="P4">Configura el diseño del documento si es necesario.</text:p>
            </text:list-item>
            <text:list-item>
              <text:p text:style-name="P3">Revisa y envía el correo al cliente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Programar Actividades de Seguimiento</text:span>:</text:h>
      <text:list text:style-name="L3">
        <text:list-item>
          <text:p text:style-name="P6"><text:span text:style-name="Strong_20_Emphasis">Nueva Actividad</text:span>:</text:p>
          <text:list>
            <text:list-item>
              <text:p text:style-name="P6">Desde el presupuesto, programa una actividad:</text:p>
              <text:list>
                <text:list-item>
                  <text:p text:style-name="P6"><text:span text:style-name="Strong_20_Emphasis">Tipo de actividad</text:span>: Correo electrónico.</text:p>
                </text:list-item>
                <text:list-item>
                  <text:p text:style-name="P6"><text:span text:style-name="Strong_20_Emphasis">Resumen</text:span>: "Preguntar por confirmación del presupuesto."</text:p>
                </text:list-item>
                <text:list-item>
                  <text:p text:style-name="P6"><text:span text:style-name="Strong_20_Emphasis">Fecha</text:span>: Configura una fecha futura.</text:p>
                </text:list-item>
              </text:list>
            </text:list-item>
            <text:list-item>
              <text:p text:style-name="P6">Los colores indican el estado de la actividad:</text:p>
              <text:list>
                <text:list-item>
                  <text:p text:style-name="P6"><text:span text:style-name="Strong_20_Emphasis">Verde</text:span>: Actividades futuras.</text:p>
                </text:list-item>
                <text:list-item>
                  <text:p text:style-name="P6"><text:span text:style-name="Strong_20_Emphasis">Amarillo</text:span>: Para hoy.</text:p>
                </text:list-item>
                <text:list-item>
                  <text:p text:style-name="P6"><text:span text:style-name="Strong_20_Emphasis">Rojo</text:span>: Atrasadas.</text:p>
                </text:list-item>
              </text:list>
            </text:list-item>
            <text:list-item>
              <text:p text:style-name="P5">Guarda la actividad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Confirmar el Presupuesto</text:span>:</text:h>
      <text:list text:style-name="L4">
        <text:list-item>
          <text:p text:style-name="P7"><text:span text:style-name="Strong_20_Emphasis">Confirmar Presupuesto</text:span>:</text:p>
          <text:list>
            <text:list-item>
              <text:p text:style-name="P8"><text:soft-page-break/>Una vez que el cliente confirma el presupuesto, accede nuevamente al presupuesto desde la oportunidad.</text:p>
            </text:list-item>
            <text:list-item>
              <text:p text:style-name="P8">Haz clic en <text:span text:style-name="Strong_20_Emphasis">Confirmar</text:span>.</text:p>
            </text:list-item>
          </text:list>
        </text:list-item>
        <text:list-item>
          <text:p text:style-name="P7"><text:span text:style-name="Strong_20_Emphasis">Actualizar el Inventario</text:span>:</text:p>
          <text:list>
            <text:list-item>
              <text:p text:style-name="P8">Ve a <text:span text:style-name="Strong_20_Emphasis">Inventario</text:span> &gt; <text:span text:style-name="Strong_20_Emphasis">Productos</text:span> &gt; <text:span text:style-name="Strong_20_Emphasis">Mesa de Madera</text:span>.</text:p>
            </text:list-item>
            <text:list-item>
              <text:p text:style-name="P7">Haz clic en <text:span text:style-name="Strong_20_Emphasis">Actualizar la Cantidad</text:span> para reflejar el stock actual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Diferencia entre Leads y Oportunidades</text:span>:</text:h>
      <text:list text:style-name="L5">
        <text:list-item>
          <text:p text:style-name="P10"><text:span text:style-name="Strong_20_Emphasis">Leads</text:span>:</text:p>
          <text:list>
            <text:list-item>
              <text:p text:style-name="P10">Representan contactos o posibles clientes.</text:p>
            </text:list-item>
            <text:list-item>
              <text:p text:style-name="P10">Se gestionan al inicio del proceso de ventas.</text:p>
            </text:list-item>
          </text:list>
        </text:list-item>
        <text:list-item>
          <text:p text:style-name="P10"><text:span text:style-name="Strong_20_Emphasis">Oportunidades</text:span>:</text:p>
          <text:list>
            <text:list-item>
              <text:p text:style-name="P10">Representan clientes con mayor probabilidad de cerrar una venta.</text:p>
            </text:list-item>
            <text:list-item>
              <text:p text:style-name="P9">Incluyen detalles avanzados como presupuestos y actividades.</text:p>
            </text:list-item>
          </text:list>
        </text:list-item>
      </text:list>
      <text:p text:style-name="Horizontal_20_Line"/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1:03:09.974005588</meta:creation-date>
    <dc:date>2024-12-09T11:14:54.569290181</dc:date>
    <meta:editing-duration>PT55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48" meta:word-count="297" meta:character-count="1765" meta:non-whitespace-character-count="1558"/>
  </office:meta>
</office:document-meta>
</file>